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30000001D3FBFDE59849A512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font-size="40pt" fo:letter-spacing="normal" fo:font-style="normal" fo:font-weight="normal" officeooo:rsid="001ff25b" officeooo:paragraph-rsid="000b3d89" style:font-size-asian="40pt" style:font-size-complex="40pt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48pt" officeooo:rsid="001ff25b" officeooo:paragraph-rsid="000b3d89" style:font-size-asian="48pt" style:font-size-complex="48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203f54"/>
    </style:style>
    <style:style style:name="T4" style:family="text">
      <style:text-properties fo:font-variant="normal" fo:text-transform="none" fo:letter-spacing="normal" fo:font-style="normal" fo:font-weight="normal" officeooo:rsid="000505a4"/>
    </style:style>
    <style:style style:name="T5" style:family="text">
      <style:text-properties fo:font-variant="normal" fo:text-transform="none" fo:letter-spacing="normal" fo:font-style="normal" fo:font-weight="normal" officeooo:rsid="000a405a"/>
    </style:style>
    <style:style style:name="T6" style:family="text">
      <style:text-properties fo:font-variant="normal" fo:text-transform="none" fo:letter-spacing="normal" fo:font-style="normal" fo:font-weight="normal" officeooo:rsid="000b3d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/></text:p>
      <text:p text:style-name="P3"><text:span text:style-name="T2">Ejercicio </text:span><text:span text:style-name="T6">8</text:span><text:span text:style-name="T2"> Tema </text:span><text:span text:style-name="T5">4</text:span></text:p>
      <text:p text:style-name="P2"><text:span text:style-name="T2">Mario Badallo Jiménez</text:span></text:p>
      <text:p text:style-name="P1"><text:span text:style-name="T2"/></text:p>
      <text:p text:style-name="P4"><text:span text:style-name="T1">Obtener los permisos de los archivos y directorios recién creados aplicando una máscara de permisos 0022.</text:span> </text:p>
      <text:p text:style-name="P4"><draw:frame draw:style-name="fr1" draw:name="Imagen1" text:anchor-type="char" svg:x="0.095cm" svg:y="0.575cm" svg:width="8.969cm" svg:height="0.767cm" draw:z-index="0"><draw:image xlink:href="Pictures/10000000000001530000001D3FBFDE59849A5124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0:41:17.238000000</meta:creation-date>
    <dc:date>2021-03-08T10:42:47.793000000</dc:date>
    <meta:editing-duration>PT1M30S</meta:editing-duration>
    <meta:editing-cycles>1</meta:editing-cycles>
    <meta:document-statistic meta:table-count="0" meta:image-count="1" meta:object-count="0" meta:page-count="1" meta:paragraph-count="3" meta:word-count="23" meta:character-count="145" meta:non-whitespace-character-count="124"/>
    <meta:generator>LibreOffice/7.0.0.3$Windows_X86_64 LibreOffice_project/8061b3e9204bef6b321a21033174034a5e2ea88e</meta:generator>
  </office:meta>
</office:document-meta>
</file>